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6.489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table:style-name="ce1" office:value-type="string">
            <text:p>memo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7-04-26_12-21-24_000.jpg</text:p>
          </table:table-cell>
          <table:table-cell office:value-type="string">
            <text:p>:m 食べた物/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017-04-26_11-52-12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2017-04-26_11-52-02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2017-04-26_11-51-56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2017-04-26_11-51-52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2017-04-26_11-51-50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2017-04-26_06-47-04_011.jpg</text:p>
          </table:table-cell>
          <table:table-cell table:style-name="ce1" office:value-type="string">
            <text:p>:m 量子力学　４桁の数字　４ケタ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2017-04-25_23-10-04_01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2017-04-25_23-10-04_009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2017-04-25_23-10-04_008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2017-04-25_23-10-04_007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2017-04-25_23-10-04_006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2017-04-25_19-56-18_000.jpg</text:p>
          </table:table-cell>
          <table:table-cell office:value-type="string">
            <text:p>:m 食べた物/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2017-04-25_18-39-04_005.jpg</text:p>
          </table:table-cell>
          <table:table-cell table:style-name="ce1" office:value-type="string">
            <text:p>:m other / daily choirs / 18:30 / エサやり　ダイソー買い物、他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2017-04-25_10-48-59_000.jpg</text:p>
          </table:table-cell>
          <table:table-cell office:value-type="string">
            <text:p>:m 食べた物/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2017-04-25_10-30-31_000.jpg</text:p>
          </table:table-cell>
          <table:table-cell table:style-name="ce1" office:value-type="string">
            <text:p>:m music / 楽譜メモ / kb / h-11,v-2 / fast-play note-by-note regular-sequence no-skipping t=90 k=C / LH smooth movement</text:p>
          </table:table-cell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2017-04-25_10-30-04_004.jpg</text:p>
          </table:table-cell>
          <table:table-cell table:style-name="ce3" office:value-type="string">
            <text:p>:m music / 楽譜メモ / kb / h-5,v-2 / k=F t=110 / trill combo 1-{5,4,3,2}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2017-04-25_10-30-04_003.jpg</text:p>
          </table:table-cell>
          <table:table-cell table:style-name="ce1" office:value-type="string">
            <text:p>:m music / 楽譜メモ / kb / stride-1.p-15 / t=90 k=G / RH-octave-jump (2) span of 3<text:span text:style-name="T1">rd</text:span>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2017-04-25_10-30-04_002.jpg</text:p>
          </table:table-cell>
          <table:table-cell table:style-name="ce1" office:value-type="string">
            <text:p>:m music / 楽譜メモ / kb / h-7,v-1 / move hands / span=5,4 k=F t=9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2017-04-25_10-29-04_001.jpg</text:p>
          </table:table-cell>
          <table:table-cell office:value-type="string">
            <text:p>:m music / log / kb / done / N+ / 20170425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2017-04-25_08-58-45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2017-04-25_08-58-43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2017-04-25_08-58-41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2017-04-25_08-58-04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2017-04-25_08-58-03_002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2017-04-25_08-56-03_001.jpg</text:p>
          </table:table-cell>
          <table:table-cell table:style-name="ce1" office:value-type="string">
            <text:p>:m other / daily choirs / 09:00 / シェーブ　洗面、他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2017-04-25_06-01-36_001.jpg</text:p>
          </table:table-cell>
          <table:table-cell table:style-name="ce1" office:value-type="string">
            <text:p>:m 1*1 RES / free# K6H7DD 17#2 / シュレーディンガー方程式 / エネルギー量子　年表　ウェーバー　アインシュタイン　ビスマルク、他　光量子仮説　光子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2017-04-24_23-25-03_000.jpg</text:p>
          </table:table-cell>
          <table:table-cell office:value-type="string">
            <text:p>:lets / action activity / アートから　⇒　技術を創り出す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2017-04-24_19-40-06_000.jpg</text:p>
          </table:table-cell>
          <table:table-cell office:value-type="string">
            <text:p>:m 食べた物/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2017-04-24_18-06-36_002.jpg</text:p>
          </table:table-cell>
          <table:table-cell table:style-name="ce1" office:value-type="string">
            <text:p>:m music / 楽譜メモ / kb / bh-6 / right-fingers-movement Rfm / k=C I-VIm/C-Vm7/F-I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2017-04-24_18-06-36_000.jpg</text:p>
          </table:table-cell>
          <table:table-cell table:style-name="ce1" office:value-type="string">
            <text:p>:m music / 楽譜メモ / kb / stride-2.p-1 / t=90 k=D 3-chord (2)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2017-04-24_18-06-29_000.jpg</text:p>
          </table:table-cell>
          <table:table-cell table:style-name="ce1" office:value-type="string">
            <text:p>:m music / 楽譜メモ / kb / stride-2.p-1 / t=90 k=D 3-chord (1)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2017-04-24_18-06-15_000.jpg</text:p>
          </table:table-cell>
          <table:table-cell office:value-type="string">
            <text:p>:m music / log / kb / done / N+ / 20170424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2017-04-24_14-37-59_000.jpg</text:p>
          </table:table-cell>
          <table:table-cell table:style-name="ce1" office:value-type="string">
            <text:p>-*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2017-04-24_14-34-28_000.jpg</text:p>
          </table:table-cell>
          <table:table-cell table:style-name="ce1" office:value-type="string">
            <text:p>:m 1*1 RES / free# K6H7DD 17#1 / シュレーディンガー方程式 / 球面調和関数　増減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2017-04-24_12-45-29_000.jpg</text:p>
          </table:table-cell>
          <table:table-cell office:value-type="string">
            <text:p>:m 見た夢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2017-04-24_11-31-57_000.jpg</text:p>
          </table:table-cell>
          <table:table-cell office:value-type="string">
            <text:p>:m 食べた物/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2017-04-24_11-17-36_000.jpg</text:p>
          </table:table-cell>
          <table:table-cell table:style-name="ce1" office:value-type="string">
            <text:p>:m music / 楽譜メモ / kb / h-8,v-2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2017-04-24_11-17-02_000.jpg</text:p>
          </table:table-cell>
          <table:table-cell table:style-name="ce1" office:value-type="string">
            <text:p>:m music / 楽譜メモ / kb / h-8,v-1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2017-04-24_11-16-49_000.jpg</text:p>
          </table:table-cell>
          <table:table-cell table:style-name="ce1" office:value-type="string">
            <text:p>:m music / 楽譜メモ / kb / h-6,v-1 / k=C t=8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2017-04-24_11-16-35_000.jpg</text:p>
          </table:table-cell>
          <table:table-cell office:value-type="string">
            <text:p>:m music / log / kb / done / N+ / 20170424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2017-04-24_09-27-52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2017-04-24_09-27-48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2017-04-24_09-27-42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2017-04-24_09-27-39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2017-04-24_09-27-38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2017-04-24_02-19-43_000.jpg</text:p>
          </table:table-cell>
          <table:table-cell table:style-name="ce1" office:value-type="string">
            <text:p>:m other / daily choirs / 21:00 / 風呂　歯磨き、他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2017-04-23_23-36-55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2017-04-23_23-36-51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2017-04-23_23-36-45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2017-04-23_23-36-43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2017-04-23_23-36-40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2017-04-23_21-05-05_000.jpg</text:p>
          </table:table-cell>
          <table:table-cell table:style-name="ce1" office:value-type="string">
            <text:p>:m 1*1 RES / free# S87DP9 記事読み / 20170423 / インドネシア　アイカーン　州知事選挙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2017-04-23_15-32-02_000.jpg</text:p>
          </table:table-cell>
          <table:table-cell table:style-name="ce1" office:value-type="string">
            <text:p>:m music / 楽譜メモ / kb / h-12 / k=F t=60 trill 8-lets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2017-04-23_15-31-56_000.jpg</text:p>
          </table:table-cell>
          <table:table-cell table:style-name="ce1" office:value-type="string">
            <text:p>:m music / 楽譜メモ / kb / h-11,v-1 / fast-play note-by-note regular-sequence no-skipping t=90 k=C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2017-04-23_15-31-39_000.jpg</text:p>
          </table:table-cell>
          <table:table-cell office:value-type="string">
            <text:p>:m music / log / kb / done / N+ / 20170423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2017-04-23_12-50-23_000.jpg</text:p>
          </table:table-cell>
          <table:table-cell office:value-type="string">
            <text:p>:m 食べた物/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6">2017/04/26</text:date>, <text:time>14:33:3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26T14:33:32.53</dc:date>
    <dc:creator>岩淵 謙</dc:creator>
    <meta:generator>OpenOffice/4.1.3$Win32 OpenOffice.org_project/413m1$Build-9783</meta:generator>
    <meta:editing-duration>PT50M18S</meta:editing-duration>
    <meta:editing-cycles>23</meta:editing-cycles>
    <meta:document-statistic meta:table-count="1" meta:cell-count="174" meta:object-count="0"/>
  </office:meta>
</office:document-meta>
</file>